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पळोवया प्रुडंट खबरो</text:p>
      <text:p>जीएसटीचे पयले तीन दीस गोंयचे ट्रेडर पसरकारांक परिस्थिती क्लियर ना थोड्यांकडेन नवो स्टॉकूच ना कोण मागता रॅकॉर्ड दवरुंक ट्रेनिंग थोड्यांचें सरसकट कंपोजिशन क्सिमीचें गणीत.</text:p>
      <text:p>मटक्याचीं पाळां मुळां उस्तूंक सरकार नेमतलो एसआयटी हायकोर्टाचो रिटायर्ड जुईज करतलो एसआयटीचें फुडारपण केस सीबीआयक दिता म्हूण कोर्टाचे खरडपट्टी उपरांत निर्णय.</text:p>
      <text:p>मांडवी न्हयंत 6वो कॅसिनो गोपाळ कांडाच्या कॅसिनो बोटीक मार्ग मेकळो नांगर घालपाक आजफाल्यां परमिशन दितां सरकारान सांगलें हायकोर्टाक.</text:p>
      <text:p>पेट्रॉल पंपवाले चल्ले 12 जुलयाक परत देशव्यापी संपार पंपांचेर ऑटॉमेटेड सिस्टम घालपाक जमना दर दिसा पॅत्रॉल डिझेलाचेर दर बदलपाचे वेवस्थेंत पारदर्शकताय ना.</text:p>
      <text:p>बाबू कवळेकाराचे बेहिशेबी मालमत्तेचे केशीचो रिपोर्ट सरकाराकडेन आदलो मुख्यमंत्री पार्सेकाराचे साडवाचे व्हॉयस सॅम्प्ल्स पॉजिटिव्ह एसीबी स्वतंत्र करात एसपी बॉस्को जॉर्ज हेड ऑन.</text:p>
      <text:p>आनी</text:p>
      <text:p>दिन दयाळ हॅल्थ इन्सुरन्स स्किमीचें रिनिव्हल सुरु स्कीमीखाला अजून नोंदणी करुंक नाशिल्ल्यांक फोर्मा तांचे लागींचे केंद्रांचेर मेळटलीं.</text:p>
      <text:p>जीएसटी लागून 3 दीस जाले. नवो टॅक्स गिरायकांचे बऱ्याक म्हूण सरकार आनी बीजेपी सांगता खरी मात गिरायकांक प्रॉफिट पास ऑन करतले जाल्यार सध्या ट्रेडर आनीपसरकारांकूच परिस्थिती क्लियर ना. इन्पुट क्रॅडिट उल्लें कडेक. सध्या नित्याचो हिशोब आनी रॅकॉर्ड कसो दवरप हांगांसावन सुरवात. कोणाक ट्रेनिंग जाय. थोड्यांक नव्या स्टॉकाची सध्या भानगडूच नाका. थोडे सरसकट कंपोजिशन स्किमीचीं गणितां करतात. खासा रिपोर्ट.</text:p>
      <text:p>क्रायम ब्रांचीफाटल्यान हायकोर्टांत मटक्याचें शुक्लकाश्ट सुटना जाल्ल्यान निमाणे सरकारान एसआयटीचो मार्ग काडला. मटक्याचीं पाळां मुळां उस्तूंक ह्याच सप्तकांत एसआयटी नेमतले म्हूण सरकारान हायकोर्टाक सांगला. हायकोर्टाच्या रिटायर्ड न्यायाधीशांच्या अध्यक्षतेखाला एसआयटी चलतली. एसआयटी ऑफिसरांची नांवां सरकार 10 तारखेमेरेन हायकोर्टाक सांगतलो.</text:p>
      <text:p>मांडवी न्हयंत सवो कॅसिनो येवंक मार्ग मेकळो. गोपाळ कांडाच्या कॅसिनो बोटीचो मांडवींत नांगर घालपाविशीं प्रक्रिया पुराय केल्या. बुधवारा तांका मांडवींत नांगर घालपाची परवानगी दितले म्हूण सरकारान हायकोर्टाक सांगला. परमिशन दितना सरकारान बोटीचे ऑपरेशन्सांविशीं दोन तीन बारीक सारीक अटी घाल्ल्याभशेन केल्यात.</text:p>
      <text:p>घेवया एक ब्रेक</text:p>
      <text:p>आमदार बाबू कवळेकाराचे बेहिशेबी मालमत्तेचे केशीचो तपास करून एसीबीन रिपोर्ट सरकाराक दिला. आयडीसीचे प्लॉटाचे केशींत आदलो मुख्यमंत्री पार्सेकाराचे साडवाचे व्हॉयस सॅम्पल्स पॉजिटिव्ह आयल्यात. अडिशनल कलॅक्टर साबाजी शेटयेनूच आपल्याक इन्व्हॅस्टिगेशन शिकयलें. ताकाच आपणे धल्ला म्हूण एसीबीचो एसपी बॉस्को जॉर्ज हेड ऑन उलयलो. तो म्हण्टा एसीबी स्वतंत्र आसूंक जाय. एसीबीचेर राजकारण्यांचो कंट्रोल उपकरना.</text:p>
      <text:p>गोंय सरकाराचे दिन दयाळ हॅल्थ इन्सुरन्स स्किमीचें रिनिव्हल सुरु जाला. येवजणेच्या रिनिव्हलाखातीर एसएमएस मेळळ्या उपरांत लोकांक आपल्या लागसरचें हॅल्थ सेंटर वा थारायिल्ले डीडीएसएसव्हाय केंद्रांचेर वच्चें पडटलें. आतामेरेन हे येवजणेखाला 2 लाख लावार्थिंक कार्डा इश्यू केल्यांत. स्कीमीखाला अजून नोंदणी करुंक नाशिल्ल्यांक फोर्मा तांचे लागींचे केंद्रांचेर मेळटलीं. सरकारान स्किमीचेर हॉस्पिटलांक आतांमेरेन 52 कोटी दिल्यात.</text:p>
      <text:p>घेवया एक ब्रेक</text:p>
      <text:p>गोंयचे भोवंडेर आयिल्लो बीजेपीचो अध्यक्ष अमित शहान दाबोळे एअरपोर्टार घेतिल्ले पब्लिक मिटिंगोचो बरोच वाद जाला. एरपोर्टावेले पब्लीक मिटींगेक परवानगी दिवंक नाशिल्ली म्हूण दाबोळेच्या एयरपोर्ट डायरेक्टरान सांगला म्हूण काँग्रेस सांगता. काँग्रेसीच्या फुडाऱ्यानी एरपोर्टडायरेक्टराक सोमारा घेराव घालो. इतले मजगती हें पब्लीक मिटींगेचें प्रकरण एक्टिविस्ट आयरीशान एवीएशन मंत्रालयामेरेन पावयलां.</text:p>
      <text:p>निमाणे ओल्ड गोवाचे पंचायतीचेर मंत्रीआमदार पांडुरग मडकयकाराचेच बायलेक पाव्हर. पाव्हर मिनिस्टर मडकयकाराची घरकान्न जेनिता ओल्ड गोवाची बिनविरोध सरपंच जाली. सरपंचपदाचेर दावो करपाक आनीक कोणाचोच अर्ज आयलो ना. आमदार मडकयकारान हे पंचायतीचे सरपंचाचे वेंचणुकेक हरकत घेवन निळकंठ भोमकाराक सरपंचपदावेल्यान 24 वरांभितर देंवयिल्लो. वाद जाल्ल्यान परत वेंचणूक घेवची पडली.</text:p>
      <text:p>शारांतल्यो भटक्या जनावरांचें सांतिनेझचें शॅल्टर सांबाळपी पॉज एनजीओकडेन पणजे म्हापालिकेचें फिसकटल्या उपरांत आतां सीसीपी होम म्हण्टा ते संस्थेकडेन कबलात करपाक फुडें सरल्या. हॅवन ऑफ मिरेकल्स एन्ड एन्क्लेव्ह म्हण्टा ते एनजीओबरोबर सीसीपीचें उलोवप जालां. सातूय दीस 24 वरां उक्तें अशें जनावरांक बरे पैकी सुविदा आशिल्लें एनिमल शॅल्टर उबारपाचो प्लान जाला. सीसीपी आनी होमाची कबलात जावपाची आसा.</text:p>
      <text:p>घेवया एक ब्रेक</text:p>
      <text:p>कलाकारांक आयुष्य कमी आसता. सरकाराची कला सन्मान स्किमीची पात्रता वयोमर्यादा 60 वर्सावेल्यान 55 वर्साचेर हाडपाक जाय म्हूण कला संस्कृती मंत्री गोवींद गावडे उलयला. सोच ऐ दील हे म्युजीक सिडीचें लॉन्जींग सुवाळ्यात गोवींद ही गजाल उलयलो. हे वेळार सोच ऐ दिलाचे गायक लेखक कंपोझर आनी बाकीचे मानेस्त आशिल्ले.</text:p>
      <text:p>जेष्ठ मराठी नट डायरेक्टर मधुकर तोरडमलाक आयतारा राती उसरां मरण आयलें. तोरडमलाक किडणी फेलूअराचें दुयेंस आशिल्लें. सिंहासन आपली माणसे आत्मविश्वास हे सारखेल्या कांय फामाद मराठी आनी कांय हिंदी सिनेमांनी ताणे भुमिका केल्ल्यो. गुड बाय डॉक्टर तरुण तुर्क म्हातारे अर्क ही ताची गाजिल्ली नाटकां.</text:p>
      <text:p>घेवया एक ब्रेक</text:p>
      <text:p>इलेक्शन कमिशनर अचल कुमार ज्योतीची आता नवो चीफ इलेक्शन कमिशनर म्हूण सरकारान नेमणूक केल्या. सद्याचो चीफ इलेक्शन कमिशनर नसीम झैदी 6 जुलया उपरांत रिटायर जालो काय अचल कुमार ते पदाचो ताबो घेतलो. अचल कुमारान गुजरातचो आदलो चीफ सेक्रेटरी म्हूण कारभार सांबाळळा. 1999 ते 2004 मजगतीं तो कांडला पोर्ट ट्रस्टाचो चॅरमॅन आशिल्लो.</text:p>
      <text:p>पेट्रॉल पंपवाले 12 जुलयाक परत देशव्यापी संपार चल्ले. सगल्या पेट्रोल पंपांचेर ऑटॉमेटेड सिस्टम इन्स्टॉल करपाक कंपन्यांक जमना जाल्ल्यान पेट्रोलपंपवाले चाळवल्यात. तेशिवाय 16 जूनासावन चालीक लागिल्ले दर दिसा पॅत्रॉल डिझेलाचेर दर बदलपाचे वेवस्थेंत पारदर्शकताय ना म्हूण पॅत्रॉल पंपवाले बोवाळ मारपाक लागल्यात. गोंयचे डिलरांची संपांत वांटेकार जावपाचेर सांजे पणजे बसका जाली.</text:p>
      <text:p>क्लब टेनिस दी गास्पार डायस टेबल टेनिस चँपियनशिप सर्तींत दादल्यांच्या ग्रुपांत धीरज राय जाल्यार बायलांच्या ग्रुपांत पृथा पर्रीकार जिकलें. शांतेश म्हापशेंकार आनी तानिया पाटीलान वेगवेगळ्या वयाच्या ग्रुप सर्तीनी प्रत्येकी दोन फायनल जिकल्यो.</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